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entium Basic" svg:font-family="'Gentium Basic'"/>
    <style:font-face style:name="Symbol" svg:font-family="Symbol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2">
      <style:paragraph-properties fo:line-height="100%" fo:text-align="start" style:justify-single-word="false"/>
      <style:text-properties style:use-window-font-color="true" style:font-name="Gentium Basic" fo:font-size="11pt" fo:font-weight="normal" fo:background-color="transparent" style:font-name-asian="Gentium Basic" style:font-size-asian="11pt" style:font-name-complex="Gentium Basic" style:font-size-complex="11pt"/>
    </style:style>
    <style:style style:name="P2" style:family="paragraph" style:parent-style-name="Standard">
      <style:paragraph-properties fo:line-height="100%" fo:text-align="center" style:justify-single-word="false"/>
      <style:text-properties style:use-window-font-color="true" style:font-name="Gentium Basic" fo:font-size="11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Gentium Basic" style:font-size-asian="11pt" style:font-name-complex="Gentium Basic" style:font-size-complex="11pt"/>
    </style:style>
    <style:style style:name="P3" style:family="paragraph" style:parent-style-name="Standard" style:list-style-name="L1">
      <style:paragraph-properties fo:line-height="100%" fo:text-align="start" style:justify-single-word="false"/>
      <style:text-properties fo:font-size="11pt" style:font-size-asian="11pt" style:font-size-complex="11pt"/>
    </style:style>
    <style:style style:name="P4" style:family="paragraph" style:parent-style-name="Standard" style:list-style-name="L2">
      <style:paragraph-properties fo:line-height="100%" fo:text-align="start" style:justify-single-word="false"/>
      <style:text-properties fo:font-size="11pt" style:font-size-asian="11pt" style:font-size-complex="11pt"/>
    </style:style>
    <style:style style:name="P5" style:family="paragraph" style:parent-style-name="Standard">
      <style:paragraph-properties fo:margin-top="0.0693in" fo:margin-bottom="0.0693in" fo:line-height="100%" fo:text-align="start" style:justify-single-word="false"/>
      <style:text-properties fo:font-size="11pt" style:font-size-asian="11pt" style:font-size-complex="11pt"/>
    </style:style>
    <style:style style:name="P6" style:family="paragraph" style:parent-style-name="Standard" style:list-style-name="L1">
      <style:paragraph-properties fo:margin-top="0.0693in" fo:margin-bottom="0.0693in" fo:line-height="100%" fo:text-align="start" style:justify-single-word="false"/>
      <style:text-properties fo:font-size="11pt" style:font-size-asian="11pt" style:font-size-complex="11pt"/>
    </style:style>
    <style:style style:name="P7" style:family="paragraph" style:parent-style-name="Standard">
      <style:paragraph-properties fo:margin-left="0.25in" fo:margin-right="0in" fo:line-height="100%" fo:text-align="start" style:justify-single-word="false" fo:text-indent="0in" style:auto-text-indent="false"/>
      <style:text-properties style:use-window-font-color="true" style:font-name="Gentium Basic" fo:font-size="11pt" fo:font-weight="normal" fo:background-color="transparent" style:font-name-asian="Gentium Basic" style:font-size-asian="11pt" style:font-name-complex="Gentium Basic" style:font-size-complex="11pt"/>
    </style:style>
    <style:style style:name="P8" style:family="paragraph" style:parent-style-name="Standard">
      <style:paragraph-properties fo:margin-left="0.25in" fo:margin-right="0in" fo:line-height="100%" fo:text-align="start" style:justify-single-word="false" fo:text-indent="0in" style:auto-text-indent="false"/>
      <style:text-properties style:use-window-font-color="true" style:font-name="Gentium Basic" fo:font-size="11pt" fo:font-weight="normal" fo:background-color="transparent" style:font-name-asian="Gentium Basic" style:font-size-asian="11pt" style:font-weight-asian="normal" style:font-name-complex="Gentium Basic" style:font-size-complex="11pt" style:font-weight-complex="normal"/>
    </style:style>
    <style:style style:name="P9" style:family="paragraph" style:parent-style-name="Standard">
      <style:paragraph-properties fo:margin-left="0.25in" fo:margin-right="0in" fo:line-height="100%" fo:text-align="start" style:justify-single-word="false" fo:text-indent="0in" style:auto-text-indent="false"/>
      <style:text-properties style:use-window-font-color="true" style:font-name="Gentium Basic" fo:font-size="11pt" fo:font-weight="bold" fo:background-color="transparent" style:font-name-asian="Gentium Basic" style:font-size-asian="11pt" style:font-weight-asian="bold" style:font-name-complex="Gentium Basic" style:font-size-complex="11pt" style:font-weight-complex="bold"/>
    </style:style>
    <style:style style:name="P10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use-window-font-color="true" style:font-name="Gentium Basic" fo:font-size="11pt" fo:font-weight="bold" fo:background-color="transparent" style:font-name-asian="Gentium Basic" style:font-size-asian="11pt" style:font-weight-asian="bold" style:font-name-complex="Gentium Basic" style:font-size-complex="11pt" style:font-weight-complex="bold"/>
    </style:style>
    <style:style style:name="P11" style:family="paragraph" style:parent-style-name="Text_20_body">
      <style:paragraph-properties fo:margin-left="0.25in" fo:margin-right="0in" fo:line-height="100%" fo:text-align="start" style:justify-single-word="false" fo:text-indent="0in" style:auto-text-indent="false"/>
      <style:text-properties style:use-window-font-color="true" style:font-name="Gentium Basic" fo:font-size="11pt" fo:font-weight="normal" fo:background-color="transparent" style:font-name-asian="Gentium Basic" style:font-size-asian="11pt" style:font-weight-asian="normal" style:font-name-complex="Gentium Basic" style:font-size-complex="11pt" style:font-weight-complex="normal"/>
    </style:style>
    <style:style style:name="P12" style:family="paragraph" style:parent-style-name="Text_20_body">
      <style:paragraph-properties fo:margin-left="0.25in" fo:margin-right="0in" fo:line-height="100%" fo:text-align="center" style:justify-single-word="false" fo:text-indent="0in" style:auto-text-indent="false"/>
      <style:text-properties style:use-window-font-color="true" style:font-name="Gentium Basic" fo:font-size="11pt" fo:font-weight="bold" fo:background-color="transparent" style:font-name-asian="Gentium Basic" style:font-size-asian="11pt" style:font-weight-asian="bold" style:font-name-complex="Gentium Basic" style:font-size-complex="11pt" style:font-weight-complex="bold"/>
    </style:style>
    <style:style style:name="P13" style:family="paragraph" style:parent-style-name="Text_20_body">
      <style:paragraph-properties fo:margin-left="0.25in" fo:margin-right="0in" fo:line-height="100%" fo:text-align="start" style:justify-single-word="false" fo:text-indent="0in" style:auto-text-indent="false"/>
      <style:text-properties style:use-window-font-color="true" style:font-name="Gentium Basic" fo:font-size="11pt" fo:font-weight="bold" fo:background-color="transparent" style:font-name-asian="Gentium Basic" style:font-size-asian="11pt" style:font-weight-asian="bold" style:font-name-complex="Gentium Basic" style:font-size-complex="11pt" style:font-weight-complex="bold"/>
    </style:style>
    <style:style style:name="T1" style:family="text">
      <style:text-properties style:use-window-font-color="true" style:font-name="Gentium Basic" fo:font-size="11pt" fo:font-weight="bold" fo:background-color="transparent" style:font-name-asian="Gentium Basic" style:font-name-complex="Gentium Basic"/>
    </style:style>
    <style:style style:name="T2" style:family="text">
      <style:text-properties style:use-window-font-color="true" style:font-name="Gentium Basic" fo:font-size="11pt" fo:font-weight="normal" fo:background-color="transparent" style:font-name-asian="Gentium Basic" style:font-name-complex="Gentium Basic"/>
    </style:style>
    <style:style style:name="T3" style:family="text">
      <style:text-properties style:use-window-font-color="true" style:font-name="Gentium Basic" fo:font-size="11pt" fo:font-style="italic" fo:font-weight="bold" fo:background-color="transparent" style:font-name-asian="Gentium Basic" style:font-name-complex="Gentium Basic"/>
    </style:style>
    <style:style style:name="T4" style:family="text">
      <style:text-properties style:use-window-font-color="true" style:font-name="Gentium Basic" fo:font-size="11pt" fo:font-style="italic" fo:font-weight="normal" fo:background-color="transparent" style:font-name-asian="Gentium Basic" style:font-name-complex="Gentium Basic"/>
    </style:style>
    <style:style style:name="T5" style:family="text">
      <style:text-properties style:use-window-font-color="true" style:font-name="Gentium Basic" fo:font-weight="bold" fo:background-color="transparent" style:font-name-asian="Gentium Basic" style:font-name-complex="Gentium Basic"/>
    </style:style>
    <style:style style:name="T6" style:family="text">
      <style:text-properties style:use-window-font-color="true" style:font-name="Gentium Basic" fo:font-weight="normal" fo:background-color="transparent" style:font-name-asian="Gentium Basic" style:font-name-complex="Gentium Basic"/>
    </style:style>
    <style:style style:name="T7" style:family="text">
      <style:text-properties style:use-window-font-color="true" style:font-name="Gentium Basic" fo:font-style="italic" fo:font-weight="bold" fo:background-color="transparent" style:font-name-asian="Gentium Basic" style:font-name-complex="Gentium Basic"/>
    </style:style>
    <style:style style:name="T8" style:family="text">
      <style:text-properties style:use-window-font-color="true" style:font-name="Gentium Basic" fo:font-style="italic" fo:font-weight="normal" fo:background-color="transparent" style:font-name-asian="Gentium Basic" style:font-name-complex="Gentium Basi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•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bullet-char="•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avaScript Functions/ operators/ events <text:s/>and their descriptions</text:p>
      <text:p text:style-name="P2"/>
      <text:list xml:id="list2394050112701331576" text:style-name="L1">
        <text:list-item>
          <text:p text:style-name="P3"><text:span text:style-name="T5">Date()</text:span><text:span text:style-name="T6"> - shows Date and Time </text:span></text:p>
        </text:list-item>
        <text:list-item>
          <text:p text:style-name="P3"><text:span text:style-name="T5">window.alert(ERROR!)</text:span><text:span text:style-name="T6"> - displayes a small alert window</text:span></text:p>
        </text:list-item>
        <text:list-item>
          <text:p text:style-name="P3"><text:span text:style-name="T5">document.write() </text:span><text:span text:style-name="T6">- after an HTML document is fully loaded, will delete all existing HTML. </text:span><text:span text:style-name="T5">document.write() </text:span><text:span text:style-name="T6">method should be used only for testing.</text:span></text:p>
        </text:list-item>
        <text:list-item>
          <text:p text:style-name="P3"><text:span text:style-name="T5">document.getElementById(id)</text:span><text:span text:style-name="T6"> - to access an HTML element</text:span></text:p>
        </text:list-item>
        <text:list-item>
          <text:p text:style-name="P3"><text:span text:style-name="T5">innerHTML </text:span><text:span text:style-name="T6">- property which defines HTML content</text:span></text:p>
        </text:list-item>
        <text:list-item>
          <text:p text:style-name="P3"><text:span text:style-name="T5">console.log() ­</text:span><text:span text:style-name="T6">- to display data. Press f12 and choose 'console' from the menu.</text:span></text:p>
        </text:list-item>
        <text:list-item>
          <text:p text:style-name="P3"><text:span text:style-name="T5">typeof </text:span><text:span text:style-name="T6">- an operator to find type of a javascript variable.</text:span></text:p>
        </text:list-item>
        <text:list-item>
          <text:p text:style-name="P3"><text:span text:style-name="T5">onchange - </text:span><text:span text:style-name="T6">An HTML element has been changed </text:span></text:p>
        </text:list-item>
        <text:list-item>
          <text:p text:style-name="P3"><text:span text:style-name="T5">onclick</text:span><text:span text:style-name="T6"> <text:s/>- The user clicks an HTML element </text:span></text:p>
        </text:list-item>
        <text:list-item>
          <text:p text:style-name="P3"><text:span text:style-name="T5">onmouseover</text:span><text:span text:style-name="T6"> - The user moves the mouse over an HTML element</text:span></text:p>
        </text:list-item>
        <text:list-item>
          <text:p text:style-name="P3"><text:span text:style-name="T5">onmouseout</text:span><text:span text:style-name="T6"> - The user moves the mouse away from an HTML element</text:span></text:p>
        </text:list-item>
        <text:list-item>
          <text:p text:style-name="P3"><text:span text:style-name="T5">onkeydown</text:span><text:span text:style-name="T6"> - The user pushes a keyboard key </text:span></text:p>
        </text:list-item>
        <text:list-item>
          <text:p text:style-name="P3"><text:span text:style-name="T5">onload </text:span><text:span text:style-name="T6">- The browser has finished loading the page</text:span></text:p>
        </text:list-item>
        <text:list-item>
          <text:p text:style-name="P3"><text:span text:style-name="T5">str.length</text:span><text:span text:style-name="T6"> - returns length of the string object 'str'</text:span></text:p>
        </text:list-item>
        <text:list-item>
          <text:p text:style-name="P3"><text:span text:style-name="T5">indexOf()</text:span><text:span text:style-name="T6"> - returns the index of the </text:span><text:span text:style-name="T5">first</text:span><text:span text:style-name="T6"> occurrence of the specified string(as argument) of the string object. returns -1 if not found.</text:span></text:p>
        </text:list-item>
        <text:list-item>
          <text:p text:style-name="P3"><text:span text:style-name="T5">lastIndexOf()</text:span><text:span text:style-name="T6"> - </text:span><text:span text:style-name="T6">returns the index of the </text:span><text:span text:style-name="T5">last</text:span><text:span text:style-name="T6"> occurrence of a specified text in a string. </text:span><text:span text:style-name="T6">returns -1 if not found.</text:span></text:p>
        </text:list-item>
        <text:list-item>
          <text:p text:style-name="P3"><text:span text:style-name="T5">search()</text:span><text:span text:style-name="T6"> - </text:span><text:span text:style-name="T6">searches a string for a specified value and returns the position of the match</text:span></text:p>
        </text:list-item>
        <text:list-item>
          <text:p text:style-name="P3"><text:span text:style-name="T5">slice(</text:span><text:span text:style-name="T7">start, end</text:span><text:span text:style-name="T5">) </text:span><text:span text:style-name="T6">- extracts a part of a string and returns the extracted part in a new string</text:span></text:p>
        </text:list-item>
        <text:list-item>
          <text:p text:style-name="P3"><text:span text:style-name="T5">substring(</text:span><text:span text:style-name="T7">start, end</text:span><text:span text:style-name="T5">)</text:span><text:span text:style-name="T6"> - same as slice(), but cannot accept negative indexes.</text:span></text:p>
        </text:list-item>
        <text:list-item>
          <text:p text:style-name="P3"><text:span text:style-name="T5">substr(</text:span><text:span text:style-name="T7">start, length</text:span><text:span text:style-name="T5">)</text:span><text:span text:style-name="T6"> - same as slice(), but arg2 takes length.</text:span></text:p>
        </text:list-item>
        <text:list-item>
          <text:p text:style-name="P3"><text:span text:style-name="T5">replace(</text:span><text:span text:style-name="T7">/yeh replace hoga/g, "isse replace hoga"</text:span><text:span text:style-name="T5">)</text:span><text:span text:style-name="T6"> - like ctrl + h. /.../g globally replace karega. warna first item hi replace hoga,</text:span></text:p>
        </text:list-item>
        <text:list-item>
          <text:p text:style-name="P3"><text:span text:style-name="T5">toUpperCase() - </text:span><text:span text:style-name="T6">Eg. obj2 = obj1.toUpperCase();</text:span></text:p>
        </text:list-item>
        <text:list-item>
          <text:p text:style-name="P3"><text:span text:style-name="T5">toLowerCase() - </text:span><text:span text:style-name="T6">Eg. obj2 = obj1.toLowerCase();</text:span></text:p>
        </text:list-item>
        <text:list-item>
          <text:p text:style-name="P3"><text:span text:style-name="T5">concat() - </text:span><text:span text:style-name="T6">Eg. <text:tab/>var obj1="Rahul", obj2="Nalawade", obj3;<text:line-break/><text:tab/><text:tab/>obj3 = obj1.(" ", obj2);</text:span></text:p>
        </text:list-item>
        <text:list-item>
          <text:p text:style-name="P3"><text:span text:style-name="T5">charAt(</text:span><text:span text:style-name="T7">position</text:span><text:span text:style-name="T5">) </text:span><text:span text:style-name="T6">- returns character at 'position' index</text:span></text:p>
        </text:list-item>
        <text:list-item>
          <text:p text:style-name="P3"><text:span text:style-name="T5">charCodeAt(</text:span><text:span text:style-name="T7">position</text:span><text:span text:style-name="T5">) </text:span><text:span text:style-name="T6">- returns unicode of the character at 'position' index</text:span></text:p>
        </text:list-item>
        <text:list-item>
          <text:p text:style-name="P3"><text:span text:style-name="T5">split(</text:span><text:span text:style-name="T7">str</text:span><text:span text:style-name="T5">)</text:span><text:span text:style-name="T6"> - converts a string into array. Eg. <text:tab/>var str = "a,b,c,d,e";<text:line-break/><text:tab/><text:tab/><text:tab/><text:tab/><text:tab/><text:tab/>var arr = str.split(",");</text:span></text:p>
        </text:list-item>
        <text:list-item>
          <text:p text:style-name="P3"><text:span text:style-name="T5">x.toString()</text:span><text:span text:style-name="T6"> - returns a number as a String</text:span></text:p>
        </text:list-item>
        <text:list-item>
          <text:p text:style-name="P3"><text:span text:style-name="T5">x.toExponential(</text:span><text:span text:style-name="T7">d</text:span><text:span text:style-name="T5">) - </text:span><text:span text:style-name="T6">returns a number as a String, with </text:span><text:span text:style-name="T8">d</text:span><text:span text:style-name="T6"> places after decimal and base = 10. Eg. var x=9.6667; x.toExponential(3) returns 9.667e+0</text:span></text:p>
        </text:list-item>
        <text:list-item>
          <text:p text:style-name="P3"><text:span text:style-name="T5">x.toFixed(</text:span><text:span text:style-name="T7">d</text:span><text:span text:style-name="T5">)</text:span><text:span text:style-name="T6"> - returns a number as a String, with </text:span><text:span text:style-name="T8">d </text:span><text:span text:style-name="T6">places after decimal</text:span></text:p>
        </text:list-item>
        <text:list-item>
          <text:p text:style-name="P3"><text:span text:style-name="T5">x.toPrecision(</text:span><text:span text:style-name="T7">p</text:span><text:span text:style-name="T5">) </text:span><text:span text:style-name="T6">- returns a string with </text:span><text:span text:style-name="T8">p</text:span><text:span text:style-name="T6"> significant digits.</text:span></text:p>
        </text:list-item>
        <text:list-item>
          <text:p text:style-name="P3"><text:span text:style-name="T5">x.valueOf()</text:span><text:span text:style-name="T6"> - returns number as a number</text:span></text:p>
        </text:list-item>
        <text:list-item>
          <text:p text:style-name="P3"><text:span text:style-name="T5">x.toString(16) </text:span><text:span text:style-name="T6">or </text:span><text:span text:style-name="T5">x.toString(8) </text:span><text:span text:style-name="T6">or </text:span><text:span text:style-name="T5">x.toString(2) </text:span><text:span text:style-name="T6">- returns value of number x in hexa/ octal/ binary.</text:span></text:p>
        </text:list-item>
        <text:list-item>
          <text:p text:style-name="P3"><text:span text:style-name="T5">isNaN() </text:span><text:span text:style-name="T6">- is Not a Number? <text:s/>Note </text:span><text:span text:style-name="T5">typeof Nan </text:span><text:span text:style-name="T6">and </text:span><text:span text:style-name="T5">typeof Infinity </text:span><text:span text:style-name="T6">is a </text:span><text:span text:style-name="T5">number</text:span><text:span text:style-name="T6">.</text:span></text:p>
        </text:list-item>
        <text:list-item>
          <text:p text:style-name="P3"><text:span text:style-name="T5">Number() - </text:span><text:span text:style-name="T6"><text:tab/>x = true;<text:line-break/><text:tab/><text:tab/><text:tab/>Number(x); <text:tab/><text:tab/>// returns 1<text:line-break/><text:tab/><text:tab/><text:tab/>x = false; <text:line-break/><text:tab/><text:tab/><text:tab/>Number(x); <text:tab/><text:tab/>// returns 0<text:line-break/><text:tab/><text:tab/><text:tab/>x = new Date();<text:line-break/><text:tab/><text:tab/><text:tab/>Number(x); <text:tab/><text:tab/>// returns 1404568027739<text:line-break/></text:span><text:soft-page-break/><text:span text:style-name="T6"><text:tab/><text:tab/><text:tab/>x = "10"<text:line-break/><text:tab/><text:tab/><text:tab/>Number(x); <text:tab/><text:tab/>// returns 10<text:line-break/><text:tab/><text:tab/><text:tab/>x = "10 20"<text:line-break/><text:tab/><text:tab/><text:tab/>Number(x); <text:tab/><text:tab/>// returns NaN</text:span></text:p>
        </text:list-item>
        <text:list-item>
          <text:p text:style-name="P6"><text:span text:style-name="T5">parseInt()</text:span><text:span text:style-name="T6"> - <text:tab/></text:span><text:span text:style-name="T6">parseInt("10"); <text:tab/><text:tab/><text:tab/>// returns 10<text:line-break/><text:tab/><text:tab/><text:tab/>parseInt("10.33"); <text:tab/><text:tab/>// returns 10<text:line-break/><text:tab/><text:tab/><text:tab/>parseInt("10 20 30"); <text:tab/><text:tab/>// returns 10<text:line-break/><text:tab/><text:tab/><text:tab/>parseInt("10 years"); <text:tab/><text:tab/>// returns 10<text:line-break/><text:tab/><text:tab/>parseInt("years 10"); <text:tab/><text:tab/>// returns NaN</text:span></text:p>
        </text:list-item>
        <text:list-item>
          <text:p text:style-name="P6"><text:span text:style-name="T5">parseFloat()</text:span><text:span text:style-name="T6"> - <text:tab/></text:span><text:span text:style-name="T6">parseFloat("10"); <text:tab/><text:tab/>// returns 10<text:line-break/><text:tab/><text:tab/><text:tab/>parseFloat("10.33"); <text:tab/><text:tab/>// returns 10.33<text:line-break/><text:tab/><text:tab/><text:tab/>parseFloat("10 20 30"); <text:tab/><text:tab/>// returns 10<text:line-break/><text:tab/><text:tab/><text:tab/>parseFloat("10 years"); <text:tab/><text:tab/>// returns 10<text:line-break/><text:tab/><text:tab/><text:tab/>parseFloat("years 10"); <text:tab/><text:tab/>// returns NaN </text:span></text:p>
        </text:list-item>
        <text:list-item>
          <text:p text:style-name="P3"><text:span text:style-name="T5">Number Properties -</text:span><text:span text:style-name="T6">Eg. var x = </text:span><text:span text:style-name="T5">Number</text:span><text:span text:style-name="T6">.</text:span><text:span text:style-name="T8">property;<text:tab/>//</text:span><text:span text:style-name="T5">Number</text:span><text:span text:style-name="T6"> is wrapper object here</text:span></text:p>
        </text:list-item>
      </text:list>
      <text:p text:style-name="P5"><text:span text:style-name="T5"><text:tab/>MAX_VALUE</text:span><text:span text:style-name="T6"> Returns the largest number possible in JavaScript </text:span></text:p>
      <text:p text:style-name="P5"><text:span text:style-name="T5"><text:tab/>MIN_VALUE </text:span><text:span text:style-name="T6">Returns the smallest number possible in JavaScript</text:span></text:p>
      <text:p text:style-name="P5"><text:span text:style-name="T5"><text:tab/>NEGATIVE_INFINITY </text:span><text:span text:style-name="T6">Represents negative infinity (returned on overflow) </text:span></text:p>
      <text:p text:style-name="P5"><text:span text:style-name="T5"><text:tab/>NaN</text:span><text:span text:style-name="T6"> Represents a "Not-a-Number" value </text:span></text:p>
      <text:p text:style-name="P5"><text:span text:style-name="T5"><text:tab/>POSITIVE_INFINITY </text:span><text:span text:style-name="T6">Represents infinity (returned on overflow)</text:span></text:p>
      <text:list xml:id="list5508419013859577781" text:style-name="L2">
        <text:list-item>
          <text:p text:style-name="P4"><text:span text:style-name="T5">Math.random() - </text:span><text:span text:style-name="T6">returns a random number between 0 and 1.</text:span></text:p>
        </text:list-item>
        <text:list-item>
          <text:p text:style-name="P4"><text:span text:style-name="T5">Math.min() </text:span><text:span text:style-name="T6">- returns minimum out of list of arguments</text:span></text:p>
        </text:list-item>
        <text:list-item>
          <text:p text:style-name="P4"><text:span text:style-name="T5">Math.max() </text:span><text:span text:style-name="T6">- returns maximum out of list of arguments. list CANNOT be Array</text:span></text:p>
        </text:list-item>
        <text:list-item>
          <text:p text:style-name="P4"><text:span text:style-name="T5">Math.round(</text:span><text:span text:style-name="T7">num</text:span><text:span text:style-name="T5">) - </text:span><text:span text:style-name="T6">rounds a number to its nearest integer</text:span></text:p>
        </text:list-item>
        <text:list-item>
          <text:p text:style-name="P4"><text:span text:style-name="T5">Math.ceil(</text:span><text:span text:style-name="T7">num</text:span><text:span text:style-name="T5">) , Match.floor(</text:span><text:span text:style-name="T7">num</text:span><text:span text:style-name="T5">) - </text:span><text:span text:style-name="T6">as name suggests</text:span></text:p>
        </text:list-item>
        <text:list-item>
          <text:p text:style-name="P4"><text:span text:style-name="T5">Math Constants - </text:span><text:span text:style-name="T6"><text:line-break/></text:span><text:span text:style-name="T5">Math.E =</text:span><text:span text:style-name="T6"> Euler's number<text:tab/></text:span><text:span text:style-name="T5">Math.PI =</text:span><text:span text:style-name="T6"> Pi value<text:tab/><text:tab/></text:span><text:span text:style-name="T5">Math.SQRT2 =</text:span><text:span text:style-name="T6"> sqrt(2)<text:line-break/></text:span><text:span text:style-name="T5">Math.SQRT1_2 =</text:span><text:span text:style-name="T6"> sqrt(0.5)<text:tab/></text:span><text:span text:style-name="T5">Math.LN2 =</text:span><text:span text:style-name="T6"> ln(2)<text:tab/><text:tab/></text:span><text:span text:style-name="T5">Math.LN10 =</text:span><text:span text:style-name="T6"> ln(10)<text:line-break/></text:span><text:span text:style-name="T5">Math.LOG2E =</text:span><text:span text:style-name="T6"> log2(E)<text:tab/><text:tab/></text:span><text:span text:style-name="T5">Math.LOG10E =</text:span><text:span text:style-name="T6"> log10(E)</text:span></text:p>
        </text:list-item>
        <text:list-item>
          <text:p text:style-name="P4"><text:span text:style-name="T5">Math Object methods - </text:span><text:span text:style-name="T6"><text:line-break/></text:span><text:span text:style-name="T6"><text:tab/></text:span><text:span text:style-name="T5">abs(x), sin(x), ..., asin(x), ..., exp(x), pow(base,power), sqrt(x).</text:span><text:span text:style-name="T6"> </text:span></text:p>
        </text:list-item>
        <text:list-item>
          <text:p text:style-name="P1">There are many methods to represent Date and/or Time in any required format. visit w3school.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<text:soft-page-break/>Arrays: </text:p>
      <text:p text:style-name="P9"><text:span text:style-name="T9">var </text:span><text:span text:style-name="T10">arrayname</text:span><text:span text:style-name="T9"> = [</text:span><text:span text:style-name="T10">item1</text:span><text:span text:style-name="T9">, </text:span><text:span text:style-name="T10">item2</text:span><text:span text:style-name="T9">, </text:span><text:span text:style-name="T10">item3</text:span><text:span text:style-name="T9">];<text:tab/>//one can define nested objects and/or arrays</text:span></text:p>
      <text:p text:style-name="P8">arrays use numbers (indices) and object uses labelnames to acces it's member elements</text:p>
      <text:p text:style-name="P8">var fibo = [0,1,1,2,3,5,8,13,21];</text:p>
      <text:p text:style-name="P8">var person = {firstname: “Rahul”, lastName: “Nalawade”, age: 21};</text:p>
      <text:p text:style-name="P8">fibo[8] = person.age;<text:tab/>//arrays are special kind of objects with numbered indices</text:p>
      <text:p text:style-name="P8"/>
      <text:p text:style-name="P8">a.length();<text:tab/><text:tab/>//length of array</text:p>
      <text:p text:style-name="P8">a.sort();<text:tab/><text:tab/>//alphabetical in case of strings</text:p>
      <text:p text:style-name="P8">a.push(“sedan”);<text:tab/>// adding at last<text:tab/>a.pop()<text:tab/>//popping from last</text:p>
      <text:p text:style-name="P8">Array.isArray(a);<text:tab/>//Array is wrapper and isArray() checks if it is an Array or not</text:p>
      <text:p text:style-name="P8">toString(a) method returns an array as a comma separated string</text:p>
      <text:p text:style-name="P11">a.shift(), a.unshift(“XUV”), </text:p>
      <text:p text:style-name="P11">a.splice(2,0,”Lemon”,”Kiwi”) arg1 – where new element is to be added;</text:p>
      <text:p text:style-name="P11">arg2 – how many elements should be removed;<text:tab/>arg3 onwards – Elements to be added</text:p>
      <text:p text:style-name="P11">a.sort() <text:tab/><text:tab/>//sorts an array considering elements as Strings</text:p>
      <text:p text:style-name="P11">a.reverse()<text:tab/><text:tab/>//reverses the order of array elements</text:p>
      <text:p text:style-name="P11">a.sort(function(a,b){return a-b})<text:tab/>//Numeric sort</text:p>
      <text:p text:style-name="P11">c = b.concat(a1, a2);<text:tab/>//concatenate as c = [b + a1 + a2] </text:p>
      <text:p text:style-name="P11">b = a.slice(d1, d2);<text:tab/><text:tab/>//slices a from (including) a[d1] to a[d2] (id d2 omitted, till ends).</text:p>
      <text:p text:style-name="P11">a.valueOf() is same as a.toString()</text:p>
      <text:p text:style-name="P11">Boolean(NaN) is false;<text:tab/><text:tab/>Boolean(false) is false;<text:tab/><text:tab/>Boolean(null) is false;</text:p>
      <text:p text:style-name="P11">Boolean(0) is false;<text:tab/><text:tab/>Boolean(empty string) is false;<text:tab/>Boolean(undefined) is false;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JS Forms</text:p>
      <text:p text:style-name="P13">Constraints Validation HTML Input Attributes: </text:p>
      <text:p text:style-name="P13">disabled <text:span text:style-name="T9"><text:tab/><text:tab/>Specifies that the input element should be disabled</text:span></text:p>
      <text:p text:style-name="P13">max<text:tab/><text:tab/><text:span text:style-name="T9">Specifies the max value of an input Element</text:span></text:p>
      <text:p text:style-name="P13">min<text:tab/><text:tab/><text:span text:style-name="T9">Specifies the min value of an input Element</text:span></text:p>
      <text:p text:style-name="P13">pattern<text:tab/><text:span text:style-name="T9"><text:tab/>Specifies the value pattern of an input element</text:span></text:p>
      <text:p text:style-name="P13">required<text:tab/><text:tab/><text:span text:style-name="T9">Specifies that the input field requires an element</text:span></text:p>
      <text:p text:style-name="P13">type<text:tab/><text:tab/><text:span text:style-name="T9">Specifies the type of the input element</text:span></text:p>
      <text:p text:style-name="P13">Constraints Validation CSS pseudo selectors: </text:p>
      <text:p text:style-name="P13">:disabled <text:span text:style-name="T9"><text:tab/><text:tab/>Selects input elements with the 'disabled' attribute specified</text:span></text:p>
      <text:p text:style-name="P13">:invalid<text:tab/><text:tab/><text:span text:style-name="T9">Selects input elements with invalid values</text:span></text:p>
      <text:p text:style-name="P13">:optional<text:tab/><text:tab/><text:span text:style-name="T9">Selects input elements with no 'required' attribute specified</text:span></text:p>
      <text:p text:style-name="P13"><text:span text:style-name="T9">:</text:span>required<text:tab/><text:tab/><text:span text:style-name="T9">Selects input elements with the 'required' attribute specified</text:span></text:p>
      <text:p text:style-name="P13">:valid<text:tab/><text:tab/><text:span text:style-name="T9">Selects input elements with valid values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entium Basic" svg:font-family="'Gentium Basic'"/>
    <style:font-face style:name="Symbol" svg:font-family="Symbol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6-05-27T19:08:58.23</dc:date>
    <meta:editing-duration>PT7H14M59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4" meta:paragraph-count="88" meta:word-count="1000" meta:character-count="6342"/>
  </office:meta>
</office:document-meta>
</file>